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135.75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68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January">
      <style:table-properties table:display="true" style:writing-mode="lr-tb"/>
    </style:style>
    <style:style style:name="ta3" style:family="table" style:master-page-name="PageStyle_5f_February">
      <style:table-properties table:display="true" style:writing-mode="lr-tb"/>
    </style:style>
    <style:style style:name="ta4" style:family="table" style:master-page-name="PageStyle_5f_March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y">
      <style:table-properties table:display="true" style:writing-mode="lr-tb"/>
    </style:style>
    <style:style style:name="ta7" style:family="table" style:master-page-name="PageStyle_5f_June">
      <style:table-properties table:display="true" style:writing-mode="lr-tb"/>
    </style:style>
    <style:style style:name="ta8" style:family="table" style:master-page-name="PageStyle_5f_July">
      <style:table-properties table:display="true" style:writing-mode="lr-tb"/>
    </style:style>
    <style:style style:name="ta9" style:family="table" style:master-page-name="PageStyle_5f_Au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c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6d9eeb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6]))&gt;0)" style:apply-style-name="ConditionalStyle_5f_1" style:base-cell-address="Overview.A6"/>
    </style:style>
    <style:style style:name="ce20" style:family="table-cell" style:parent-style-name="Default" style:data-style-name="N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6]))&gt;0)" style:apply-style-name="ConditionalStyle_5f_1" style:base-cell-address="Overview.A6"/>
    </style:style>
    <style:style style:name="ce21" style:family="table-cell" style:parent-style-name="Default">
      <style:table-cell-properties fo:background-color="#d9d9d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d9d9d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d9d9d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fo:background-color="#d9d9d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/>
    <style:style style:name="ce1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January.A2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February.A2"/>
    </style:style>
    <style:style style:name="ce1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0]))&gt;0)" style:apply-style-name="ConditionalStyle_5f_1" style:base-cell-address="February.A30"/>
    </style:style>
    <style:style style:name="ce3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March.A2"/>
    </style:style>
    <style:style style:name="ce3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pril.A2"/>
    </style:style>
    <style:style style:name="ce3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May.A2"/>
    </style:style>
    <style:style style:name="ce4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June.A2"/>
    </style:style>
    <style:style style:name="ce4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July.A2"/>
    </style:style>
    <style:style style:name="ce4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ugust.A2"/>
    </style:style>
    <style:style style:name="ce4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September.A2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ctober.A2"/>
    </style:style>
    <style:style style:name="ce4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November.A2"/>
    </style:style>
    <style:style style:name="ce4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December.A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ate() and cell-content()&lt;DATE(YEAR(NOW());3;1)" table:allow-empty-cell="true" table:base-cell-address="February.A30">
          <table:help-message table:display="true">
            <text:p>Not a leap year =DATE(YEAR(NOW()),3,1)</text:p>
          </table:help-message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Work time tracking</text:p>
          </table:table-cell>
          <table:covered-table-cell table:style-name="ce22"/>
          <table:table-cell table:style-name="ce23" office:value-type="float" office:value="2018" calcext:value-type="float">
            <text:p>2018</text:p>
          </table:table-cell>
          <table:table-cell table:style-name="ce29" office:value-type="string" calcext:value-type="string" table:number-columns-spanned="4" table:number-rows-spanned="1">
            <text:p>&lt;- change this for next year and the sheets will auto update the year</text:p>
          </table:table-cell>
          <table:covered-table-cell table:number-columns-repeated="3" table:style-name="ce2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ength of work day (h)</text:p>
          </table:table-cell>
          <table:table-cell table:style-name="ce3" office:value-type="string" calcext:value-type="string">
            <text:p>hourly rate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21" office:value-type="float" office:value="7.35" calcext:value-type="float">
            <text:p>7.35</text:p>
          </table:table-cell>
          <table:table-cell table:style-name="ce24" office:value-type="float" office:value="20" calcext:value-type="float">
            <text:p>20€</text:p>
          </table:table-cell>
          <table:table-cell table:style-name="ce21" office:value-type="string" calcext:value-type="string">
            <text:p>percentage of full time</text:p>
          </table:table-cell>
          <table:table-cell table:style-name="ce21" office:value-type="string" calcext:value-type="string">
            <text:p>work dayz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in: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table:style-name="ce19" table:formula="of:=DATE([$Overview.$C$1];1;1)" office:value-type="date" office:date-value="2018-01-01" calcext:value-type="date">
            <text:p>January</text:p>
          </table:table-cell>
          <table:table-cell table:formula="of:=SUM([$January.$B$2:.$B$32])" office:value-type="float" office:value="0" calcext:value-type="float">
            <text:p>0</text:p>
          </table:table-cell>
          <table:table-cell table:style-name="ce27" table:formula="of:=[.B5]*[.$C$3]" office:value-type="float" office:value="0" calcext:value-type="float">
            <text:p>0</text:p>
          </table:table-cell>
          <table:table-cell table:style-name="ce11" table:formula="of:=[.B5]/([.E5]*[.$B$3])" office:value-type="percentage" office:value="0" calcext:value-type="percentage">
            <text:p>0.00%</text:p>
          </table:table-cell>
          <table:table-cell table:style-name="ce32" table:formula="of:=NETWORKDAYS([.A5];EOMONTH([.A5];0)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5])+1;1)" office:value-type="date" office:date-value="2018-02-01" calcext:value-type="date">
            <text:p>February</text:p>
          </table:table-cell>
          <table:table-cell table:formula="of:=SUM([$February.$B$2:.$B$32])" office:value-type="float" office:value="0" calcext:value-type="float">
            <text:p>0</text:p>
          </table:table-cell>
          <table:table-cell table:style-name="ce27" table:formula="of:=[.B6]*[.$C$3]" office:value-type="float" office:value="0" calcext:value-type="float">
            <text:p>0</text:p>
          </table:table-cell>
          <table:table-cell table:style-name="ce11" table:formula="of:=[.B6]/([.E6]*[.$B$3])" office:value-type="percentage" office:value="0" calcext:value-type="percentage">
            <text:p>0.00%</text:p>
          </table:table-cell>
          <table:table-cell table:style-name="ce32" table:formula="of:=NETWORKDAYS([.A6];EOMONTH([.A6];0)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6])+1;1)" office:value-type="date" office:date-value="2018-03-01" calcext:value-type="date">
            <text:p>March</text:p>
          </table:table-cell>
          <table:table-cell table:formula="of:=SUM([$March.$B$2:.$B$32])" office:value-type="float" office:value="0" calcext:value-type="float">
            <text:p>0</text:p>
          </table:table-cell>
          <table:table-cell table:style-name="ce27" table:formula="of:=[.B7]*[.$C$3]" office:value-type="float" office:value="0" calcext:value-type="float">
            <text:p>0</text:p>
          </table:table-cell>
          <table:table-cell table:style-name="ce11" table:formula="of:=[.B7]/([.E7]*[.$B$3])" office:value-type="percentage" office:value="0" calcext:value-type="percentage">
            <text:p>0.00%</text:p>
          </table:table-cell>
          <table:table-cell table:style-name="ce32" table:formula="of:=NETWORKDAYS([.A7];EOMONTH([.A7];0)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7])+1;1)" office:value-type="date" office:date-value="2018-04-01" calcext:value-type="date">
            <text:p>April</text:p>
          </table:table-cell>
          <table:table-cell table:formula="of:=SUM([$April.$B$2:.$B$32])" office:value-type="float" office:value="0" calcext:value-type="float">
            <text:p>0</text:p>
          </table:table-cell>
          <table:table-cell table:style-name="ce27" table:formula="of:=[.B8]*[.$C$3]" office:value-type="float" office:value="0" calcext:value-type="float">
            <text:p>0</text:p>
          </table:table-cell>
          <table:table-cell table:style-name="ce11" table:formula="of:=[.B8]/([.E8]*[.$B$3])" office:value-type="percentage" office:value="0" calcext:value-type="percentage">
            <text:p>0.00%</text:p>
          </table:table-cell>
          <table:table-cell table:style-name="ce32" table:formula="of:=NETWORKDAYS([.A8];EOMONTH([.A8];0)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8])+1;1)" office:value-type="date" office:date-value="2018-05-01" calcext:value-type="date">
            <text:p>May</text:p>
          </table:table-cell>
          <table:table-cell table:formula="of:=SUM([$May.$B$2:.$B$32])" office:value-type="float" office:value="0" calcext:value-type="float">
            <text:p>0</text:p>
          </table:table-cell>
          <table:table-cell table:style-name="ce27" table:formula="of:=[.B9]*[.$C$3]" office:value-type="float" office:value="0" calcext:value-type="float">
            <text:p>0</text:p>
          </table:table-cell>
          <table:table-cell table:style-name="ce11" table:formula="of:=[.B9]/([.E9]*[.$B$3])" office:value-type="percentage" office:value="0" calcext:value-type="percentage">
            <text:p>0.00%</text:p>
          </table:table-cell>
          <table:table-cell table:style-name="ce32" table:formula="of:=NETWORKDAYS([.A9];EOMONTH([.A9];0)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9])+1;1)" office:value-type="date" office:date-value="2018-06-01" calcext:value-type="date">
            <text:p>June</text:p>
          </table:table-cell>
          <table:table-cell table:formula="of:=SUM([$June.$B$2:.$B$32])" office:value-type="float" office:value="0" calcext:value-type="float">
            <text:p>0</text:p>
          </table:table-cell>
          <table:table-cell table:style-name="ce27" table:formula="of:=[.B10]*[.$C$3]" office:value-type="float" office:value="0" calcext:value-type="float">
            <text:p>0</text:p>
          </table:table-cell>
          <table:table-cell table:style-name="ce11" table:formula="of:=[.B10]/([.E10]*[.$B$3])" office:value-type="percentage" office:value="0" calcext:value-type="percentage">
            <text:p>0.00%</text:p>
          </table:table-cell>
          <table:table-cell table:style-name="ce32" table:formula="of:=NETWORKDAYS([.A10];EOMONTH([.A10];0)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0])+1;1)" office:value-type="date" office:date-value="2018-07-01" calcext:value-type="date">
            <text:p>July</text:p>
          </table:table-cell>
          <table:table-cell table:formula="of:=SUM([$July.$B$2:.$B$32])" office:value-type="float" office:value="0" calcext:value-type="float">
            <text:p>0</text:p>
          </table:table-cell>
          <table:table-cell table:style-name="ce27" table:formula="of:=[.B11]*[.$C$3]" office:value-type="float" office:value="0" calcext:value-type="float">
            <text:p>0</text:p>
          </table:table-cell>
          <table:table-cell table:style-name="ce11" table:formula="of:=[.B11]/([.E11]*[.$B$3])" office:value-type="percentage" office:value="0" calcext:value-type="percentage">
            <text:p>0.00%</text:p>
          </table:table-cell>
          <table:table-cell table:style-name="ce32" table:formula="of:=NETWORKDAYS([.A11];EOMONTH([.A11];0)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1])+1;1)" office:value-type="date" office:date-value="2018-08-01" calcext:value-type="date">
            <text:p>August</text:p>
          </table:table-cell>
          <table:table-cell table:formula="of:=SUM([$August.$B$2:.$B$32])" office:value-type="float" office:value="0" calcext:value-type="float">
            <text:p>0</text:p>
          </table:table-cell>
          <table:table-cell table:style-name="ce27" table:formula="of:=[.B12]*[.$C$3]" office:value-type="float" office:value="0" calcext:value-type="float">
            <text:p>0</text:p>
          </table:table-cell>
          <table:table-cell table:style-name="ce11" table:formula="of:=[.B12]/([.E12]*[.$B$3])" office:value-type="percentage" office:value="0" calcext:value-type="percentage">
            <text:p>0.00%</text:p>
          </table:table-cell>
          <table:table-cell table:style-name="ce32" table:formula="of:=NETWORKDAYS([.A12];EOMONTH([.A12];0)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2])+1;1)" office:value-type="date" office:date-value="2018-09-01" calcext:value-type="date">
            <text:p>September</text:p>
          </table:table-cell>
          <table:table-cell table:formula="of:=SUM([$September.$B$2:.$B$32])" office:value-type="float" office:value="0" calcext:value-type="float">
            <text:p>0</text:p>
          </table:table-cell>
          <table:table-cell table:style-name="ce27" table:formula="of:=[.B13]*[.$C$3]" office:value-type="float" office:value="0" calcext:value-type="float">
            <text:p>0</text:p>
          </table:table-cell>
          <table:table-cell table:style-name="ce11" table:formula="of:=[.B13]/([.E13]*[.$B$3])" office:value-type="percentage" office:value="0" calcext:value-type="percentage">
            <text:p>0.00%</text:p>
          </table:table-cell>
          <table:table-cell table:style-name="ce32" table:formula="of:=NETWORKDAYS([.A13];EOMONTH([.A13];0)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3])+1;1)" office:value-type="date" office:date-value="2018-10-01" calcext:value-type="date">
            <text:p>October</text:p>
          </table:table-cell>
          <table:table-cell table:formula="of:=SUM([$October.$B$2:.$B$32])" office:value-type="float" office:value="0" calcext:value-type="float">
            <text:p>0</text:p>
          </table:table-cell>
          <table:table-cell table:style-name="ce27" table:formula="of:=[.B14]*[.$C$3]" office:value-type="float" office:value="0" calcext:value-type="float">
            <text:p>0</text:p>
          </table:table-cell>
          <table:table-cell table:style-name="ce11" table:formula="of:=[.B14]/([.E14]*[.$B$3])" office:value-type="percentage" office:value="0" calcext:value-type="percentage">
            <text:p>0.00%</text:p>
          </table:table-cell>
          <table:table-cell table:style-name="ce32" table:formula="of:=NETWORKDAYS([.A14];EOMONTH([.A14];0)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4])+1;1)" office:value-type="date" office:date-value="2018-11-01" calcext:value-type="date">
            <text:p>November</text:p>
          </table:table-cell>
          <table:table-cell table:formula="of:=SUM([$November.$B$2:.$B$32])" office:value-type="float" office:value="0" calcext:value-type="float">
            <text:p>0</text:p>
          </table:table-cell>
          <table:table-cell table:style-name="ce27" table:formula="of:=[.B15]*[.$C$3]" office:value-type="float" office:value="0" calcext:value-type="float">
            <text:p>0</text:p>
          </table:table-cell>
          <table:table-cell table:style-name="ce11" table:formula="of:=[.B15]/([.E15]*[.$B$3])" office:value-type="percentage" office:value="0" calcext:value-type="percentage">
            <text:p>0.00%</text:p>
          </table:table-cell>
          <table:table-cell table:style-name="ce32" table:formula="of:=NETWORKDAYS([.A15];EOMONTH([.A15];0)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table:formula="of:=DATE([$Overview.$C$1];MONTH([.A15])+1;1)" office:value-type="date" office:date-value="2018-12-01" calcext:value-type="date">
            <text:p>December</text:p>
          </table:table-cell>
          <table:table-cell table:formula="of:=SUM([$December.$B$2:.$B$32])" office:value-type="float" office:value="0" calcext:value-type="float">
            <text:p>0</text:p>
          </table:table-cell>
          <table:table-cell table:style-name="ce27" table:formula="of:=[.B16]*[.$C$3]" office:value-type="float" office:value="0" calcext:value-type="float">
            <text:p>0</text:p>
          </table:table-cell>
          <table:table-cell table:style-name="ce11" table:formula="of:=[.B16]/([.E16]*[.$B$3])" office:value-type="percentage" office:value="0" calcext:value-type="percentage">
            <text:p>0.00%</text:p>
          </table:table-cell>
          <table:table-cell table:style-name="ce32" table:formula="of:=NETWORKDAYS([.A16];EOMONTH([.A16];0)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Year total</text:p>
          </table:table-cell>
          <table:table-cell table:style-name="ce16" table:formula="of:=SUM([.B5:.B16])" office:value-type="float" office:value="0" calcext:value-type="float">
            <text:p>0</text:p>
          </table:table-cell>
          <table:table-cell table:style-name="ce28" table:formula="of:=SUM([.C5:.C16])" office:value-type="float" office:value="0" calcext:value-type="float">
            <text:p>0</text:p>
          </table:table-cell>
          <table:table-cell table:style-name="ce31" table:formula="of:=SUM([.D5:.D16])/12" office:value-type="percentage" office:value="0" calcext:value-type="percentage">
            <text:p>0.00%</text:p>
          </table:table-cell>
          <table:table-cell table:style-name="ce16" table:formula="of:=SUM([.E5:.E16])" office:value-type="float" office:value="261" calcext:value-type="float">
            <text:p>261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HOW TO US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dividual dates can be found in sheets per month</text:p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Overview.A6:Overview.A16">
            <calcext:condition calcext:apply-style-name="ConditionalStyle_1" calcext:value="formula-is(LEN(TRIM([.A6]))&gt;0)" calcext:base-cell-address="Overview.A6"/>
          </calcext:conditional-format>
          <calcext:conditional-format calcext:target-range-address="Overview.A6:Overview.A16">
            <calcext:condition calcext:apply-style-name="ConditionalStyle_1" calcext:value="formula-is(LEN(TRIM([.A6]))&gt;0)" calcext:base-cell-address="Overview.A6"/>
          </calcext:conditional-format>
          <calcext:conditional-format calcext:target-range-address="Overview.A5:Overview.A16">
            <calcext:condition calcext:apply-style-name="ConditionalStyle_1" calcext:value="formula-is(LEN(TRIM([.A5]))&gt;0)" calcext:base-cell-address="Overview.A5"/>
          </calcext:conditional-format>
        </calcext:conditional-formats>
      </table:table>
      <table:table table:name="January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13" table:formula="of:=DATE([$Overview.$C$1];1;1)" office:value-type="string" office:string-value="2018-01-01" calcext:value-type="string">
            <text:p>2018-01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1-02" calcext:value-type="string">
            <text:p>2018-01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1-03" calcext:value-type="string">
            <text:p>2018-01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1-04" calcext:value-type="string">
            <text:p>2018-01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1-05" calcext:value-type="string">
            <text:p>2018-01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1-06" calcext:value-type="string">
            <text:p>2018-01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1-07" calcext:value-type="string">
            <text:p>2018-01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1-08" calcext:value-type="string">
            <text:p>2018-01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1-09" calcext:value-type="string">
            <text:p>2018-01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1-10" calcext:value-type="string">
            <text:p>2018-01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1-11" calcext:value-type="string">
            <text:p>2018-01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1-12" calcext:value-type="string">
            <text:p>2018-01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1-13" calcext:value-type="string">
            <text:p>2018-01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1-14" calcext:value-type="string">
            <text:p>2018-01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1-15" calcext:value-type="string">
            <text:p>2018-01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1-16" calcext:value-type="string">
            <text:p>2018-01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1-17" calcext:value-type="string">
            <text:p>2018-01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1-18" calcext:value-type="string">
            <text:p>2018-01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1-19" calcext:value-type="string">
            <text:p>2018-01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1-20" calcext:value-type="string">
            <text:p>2018-01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1-21" calcext:value-type="string">
            <text:p>2018-01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1-22" calcext:value-type="string">
            <text:p>2018-01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1-23" calcext:value-type="string">
            <text:p>2018-01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1-24" calcext:value-type="string">
            <text:p>2018-01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1-25" calcext:value-type="string">
            <text:p>2018-01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1-26" calcext:value-type="string">
            <text:p>2018-01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1-27" calcext:value-type="string">
            <text:p>2018-01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1-28" calcext:value-type="string">
            <text:p>2018-01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1-29" calcext:value-type="string">
            <text:p>2018-01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1-30" calcext:value-type="string">
            <text:p>2018-01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01-31" calcext:value-type="string">
            <text:p>2018-01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anuary.A2:January.A2">
            <calcext:condition calcext:apply-style-name="ConditionalStyle_1" calcext:value="formula-is(LEN(TRIM([.A2]))&gt;0)" calcext:base-cell-address="January.A2"/>
          </calcext:conditional-format>
        </calcext:conditional-formats>
      </table:table>
      <table:table table:name="February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35" table:formula="of:=DATE([$Overview.$C$1];2;1)" office:value-type="string" office:string-value="2018-02-01" calcext:value-type="string">
            <text:p>2018-02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2-02" calcext:value-type="string">
            <text:p>2018-02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2-03" calcext:value-type="string">
            <text:p>2018-02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2-04" calcext:value-type="string">
            <text:p>2018-02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2-05" calcext:value-type="string">
            <text:p>2018-02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2-06" calcext:value-type="string">
            <text:p>2018-02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2-07" calcext:value-type="string">
            <text:p>2018-02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2-08" calcext:value-type="string">
            <text:p>2018-02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2-09" calcext:value-type="string">
            <text:p>2018-02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2-10" calcext:value-type="string">
            <text:p>2018-02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2-11" calcext:value-type="string">
            <text:p>2018-02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2-12" calcext:value-type="string">
            <text:p>2018-02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2-13" calcext:value-type="string">
            <text:p>2018-02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2-14" calcext:value-type="string">
            <text:p>2018-02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2-15" calcext:value-type="string">
            <text:p>2018-02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2-16" calcext:value-type="string">
            <text:p>2018-02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2-17" calcext:value-type="string">
            <text:p>2018-02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2-18" calcext:value-type="string">
            <text:p>2018-02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2-19" calcext:value-type="string">
            <text:p>2018-02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2-20" calcext:value-type="string">
            <text:p>2018-02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2-21" calcext:value-type="string">
            <text:p>2018-02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2-22" calcext:value-type="string">
            <text:p>2018-02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2-23" calcext:value-type="string">
            <text:p>2018-02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2-24" calcext:value-type="string">
            <text:p>2018-02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2-25" calcext:value-type="string">
            <text:p>2018-02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2-26" calcext:value-type="string">
            <text:p>2018-02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2-27" calcext:value-type="string">
            <text:p>2018-02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2-28" calcext:value-type="string">
            <text:p>2018-02-28</text:p>
          </table:table-cell>
          <table:table-cell table:number-columns-repeated="1023"/>
        </table:table-row>
        <table:table-row table:style-name="ro2">
          <table:table-cell table:style-name="ce17" table:content-validation-name="val1" table:formula="of:=DATE([$Overview.$C$1];MONTH([.A29]);SUM(DAY([.A29])+1))" office:value-type="string" office:string-value="2018-03-01" calcext:value-type="string">
            <text:p>2018-03-01</text:p>
          </table:table-cell>
          <table:table-cell table:number-columns-repeated="1023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bruary.A2:February.A2">
            <calcext:condition calcext:apply-style-name="ConditionalStyle_1" calcext:value="formula-is(LEN(TRIM([.A2]))&gt;0)" calcext:base-cell-address="February.A2"/>
          </calcext:conditional-format>
          <calcext:conditional-format calcext:target-range-address="February.A30:February.A30">
            <calcext:condition calcext:apply-style-name="ConditionalStyle_1" calcext:value="formula-is(LEN(TRIM([.A30]))&gt;0)" calcext:base-cell-address="February.A30"/>
          </calcext:conditional-format>
        </calcext:conditional-formats>
      </table:table>
      <table:table table:name="March" table:style-name="ta4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37" table:formula="of:=DATE([$Overview.$C$1];3;1)" office:value-type="string" office:string-value="2018-03-01" calcext:value-type="string">
            <text:p>2018-03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3-02" calcext:value-type="string">
            <text:p>2018-03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3-03" calcext:value-type="string">
            <text:p>2018-03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3-04" calcext:value-type="string">
            <text:p>2018-03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3-05" calcext:value-type="string">
            <text:p>2018-03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3-06" calcext:value-type="string">
            <text:p>2018-03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3-07" calcext:value-type="string">
            <text:p>2018-03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3-08" calcext:value-type="string">
            <text:p>2018-03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3-09" calcext:value-type="string">
            <text:p>2018-03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3-10" calcext:value-type="string">
            <text:p>2018-03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3-11" calcext:value-type="string">
            <text:p>2018-03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3-12" calcext:value-type="string">
            <text:p>2018-03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3-13" calcext:value-type="string">
            <text:p>2018-03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3-14" calcext:value-type="string">
            <text:p>2018-03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3-15" calcext:value-type="string">
            <text:p>2018-03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3-16" calcext:value-type="string">
            <text:p>2018-03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3-17" calcext:value-type="string">
            <text:p>2018-03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3-18" calcext:value-type="string">
            <text:p>2018-03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3-19" calcext:value-type="string">
            <text:p>2018-03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3-20" calcext:value-type="string">
            <text:p>2018-03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3-21" calcext:value-type="string">
            <text:p>2018-03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3-22" calcext:value-type="string">
            <text:p>2018-03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3-23" calcext:value-type="string">
            <text:p>2018-03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3-24" calcext:value-type="string">
            <text:p>2018-03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3-25" calcext:value-type="string">
            <text:p>2018-03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3-26" calcext:value-type="string">
            <text:p>2018-03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3-27" calcext:value-type="string">
            <text:p>2018-03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3-28" calcext:value-type="string">
            <text:p>2018-03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3-29" calcext:value-type="string">
            <text:p>2018-03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3-30" calcext:value-type="string">
            <text:p>2018-03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03-31" calcext:value-type="string">
            <text:p>2018-03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rch.A2:March.A2">
            <calcext:condition calcext:apply-style-name="ConditionalStyle_1" calcext:value="formula-is(LEN(TRIM([.A2]))&gt;0)" calcext:base-cell-address="March.A2"/>
          </calcext:conditional-format>
        </calcext:conditional-formats>
      </table:table>
      <table:table table:name="April" table:style-name="ta5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38" table:formula="of:=DATE([$Overview.$C$1];4;1)" office:value-type="string" office:string-value="2018-04-01" calcext:value-type="string">
            <text:p>2018-04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4-02" calcext:value-type="string">
            <text:p>2018-04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4-03" calcext:value-type="string">
            <text:p>2018-04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4-04" calcext:value-type="string">
            <text:p>2018-04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4-05" calcext:value-type="string">
            <text:p>2018-04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4-06" calcext:value-type="string">
            <text:p>2018-04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4-07" calcext:value-type="string">
            <text:p>2018-04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4-08" calcext:value-type="string">
            <text:p>2018-04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4-09" calcext:value-type="string">
            <text:p>2018-04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4-10" calcext:value-type="string">
            <text:p>2018-04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4-11" calcext:value-type="string">
            <text:p>2018-04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4-12" calcext:value-type="string">
            <text:p>2018-04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4-13" calcext:value-type="string">
            <text:p>2018-04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4-14" calcext:value-type="string">
            <text:p>2018-04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4-15" calcext:value-type="string">
            <text:p>2018-04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4-16" calcext:value-type="string">
            <text:p>2018-04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4-17" calcext:value-type="string">
            <text:p>2018-04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4-18" calcext:value-type="string">
            <text:p>2018-04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4-19" calcext:value-type="string">
            <text:p>2018-04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4-20" calcext:value-type="string">
            <text:p>2018-04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4-21" calcext:value-type="string">
            <text:p>2018-04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4-22" calcext:value-type="string">
            <text:p>2018-04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4-23" calcext:value-type="string">
            <text:p>2018-04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4-24" calcext:value-type="string">
            <text:p>2018-04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4-25" calcext:value-type="string">
            <text:p>2018-04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4-26" calcext:value-type="string">
            <text:p>2018-04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4-27" calcext:value-type="string">
            <text:p>2018-04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4-28" calcext:value-type="string">
            <text:p>2018-04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4-29" calcext:value-type="string">
            <text:p>2018-04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4-30" calcext:value-type="string">
            <text:p>2018-04-30</text:p>
          </table:table-cell>
          <table:table-cell table:number-columns-repeated="1023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pril.A2:April.A2">
            <calcext:condition calcext:apply-style-name="ConditionalStyle_1" calcext:value="formula-is(LEN(TRIM([.A2]))&gt;0)" calcext:base-cell-address="April.A2"/>
          </calcext:conditional-format>
        </calcext:conditional-formats>
      </table:table>
      <table:table table:name="May" table:style-name="ta6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39" table:formula="of:=DATE([$Overview.$C$1];5;1)" office:value-type="string" office:string-value="2018-05-01" calcext:value-type="string">
            <text:p>2018-05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5-02" calcext:value-type="string">
            <text:p>2018-05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5-03" calcext:value-type="string">
            <text:p>2018-05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5-04" calcext:value-type="string">
            <text:p>2018-05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5-05" calcext:value-type="string">
            <text:p>2018-05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5-06" calcext:value-type="string">
            <text:p>2018-05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5-07" calcext:value-type="string">
            <text:p>2018-05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5-08" calcext:value-type="string">
            <text:p>2018-05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5-09" calcext:value-type="string">
            <text:p>2018-05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5-10" calcext:value-type="string">
            <text:p>2018-05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5-11" calcext:value-type="string">
            <text:p>2018-05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5-12" calcext:value-type="string">
            <text:p>2018-05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5-13" calcext:value-type="string">
            <text:p>2018-05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5-14" calcext:value-type="string">
            <text:p>2018-05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5-15" calcext:value-type="string">
            <text:p>2018-05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5-16" calcext:value-type="string">
            <text:p>2018-05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5-17" calcext:value-type="string">
            <text:p>2018-05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5-18" calcext:value-type="string">
            <text:p>2018-05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5-19" calcext:value-type="string">
            <text:p>2018-05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5-20" calcext:value-type="string">
            <text:p>2018-05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5-21" calcext:value-type="string">
            <text:p>2018-05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5-22" calcext:value-type="string">
            <text:p>2018-05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5-23" calcext:value-type="string">
            <text:p>2018-05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5-24" calcext:value-type="string">
            <text:p>2018-05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5-25" calcext:value-type="string">
            <text:p>2018-05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5-26" calcext:value-type="string">
            <text:p>2018-05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5-27" calcext:value-type="string">
            <text:p>2018-05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5-28" calcext:value-type="string">
            <text:p>2018-05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5-29" calcext:value-type="string">
            <text:p>2018-05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5-30" calcext:value-type="string">
            <text:p>2018-05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05-31" calcext:value-type="string">
            <text:p>2018-05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y.A2:May.A2">
            <calcext:condition calcext:apply-style-name="ConditionalStyle_1" calcext:value="formula-is(LEN(TRIM([.A2]))&gt;0)" calcext:base-cell-address="May.A2"/>
          </calcext:conditional-format>
        </calcext:conditional-formats>
      </table:table>
      <table:table table:name="June" table:style-name="ta7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0" table:formula="of:=DATE([$Overview.$C$1];6;1)" office:value-type="string" office:string-value="2018-06-01" calcext:value-type="string">
            <text:p>2018-06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6-02" calcext:value-type="string">
            <text:p>2018-06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6-03" calcext:value-type="string">
            <text:p>2018-06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6-04" calcext:value-type="string">
            <text:p>2018-06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6-05" calcext:value-type="string">
            <text:p>2018-06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6-06" calcext:value-type="string">
            <text:p>2018-06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6-07" calcext:value-type="string">
            <text:p>2018-06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6-08" calcext:value-type="string">
            <text:p>2018-06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6-09" calcext:value-type="string">
            <text:p>2018-06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6-10" calcext:value-type="string">
            <text:p>2018-06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6-11" calcext:value-type="string">
            <text:p>2018-06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6-12" calcext:value-type="string">
            <text:p>2018-06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6-13" calcext:value-type="string">
            <text:p>2018-06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6-14" calcext:value-type="string">
            <text:p>2018-06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6-15" calcext:value-type="string">
            <text:p>2018-06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6-16" calcext:value-type="string">
            <text:p>2018-06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6-17" calcext:value-type="string">
            <text:p>2018-06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6-18" calcext:value-type="string">
            <text:p>2018-06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6-19" calcext:value-type="string">
            <text:p>2018-06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6-20" calcext:value-type="string">
            <text:p>2018-06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6-21" calcext:value-type="string">
            <text:p>2018-06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6-22" calcext:value-type="string">
            <text:p>2018-06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6-23" calcext:value-type="string">
            <text:p>2018-06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6-24" calcext:value-type="string">
            <text:p>2018-06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6-25" calcext:value-type="string">
            <text:p>2018-06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6-26" calcext:value-type="string">
            <text:p>2018-06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6-27" calcext:value-type="string">
            <text:p>2018-06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6-28" calcext:value-type="string">
            <text:p>2018-06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6-29" calcext:value-type="string">
            <text:p>2018-06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6-30" calcext:value-type="string">
            <text:p>2018-06-30</text:p>
          </table:table-cell>
          <table:table-cell table:number-columns-repeated="1023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une.A2:June.A2">
            <calcext:condition calcext:apply-style-name="ConditionalStyle_1" calcext:value="formula-is(LEN(TRIM([.A2]))&gt;0)" calcext:base-cell-address="June.A2"/>
          </calcext:conditional-format>
        </calcext:conditional-formats>
      </table:table>
      <table:table table:name="July" table:style-name="ta8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1" table:formula="of:=DATE([$Overview.$C$1];7;1)" office:value-type="string" office:string-value="2018-07-01" calcext:value-type="string">
            <text:p>2018-07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7-02" calcext:value-type="string">
            <text:p>2018-07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7-03" calcext:value-type="string">
            <text:p>2018-07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7-04" calcext:value-type="string">
            <text:p>2018-07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7-05" calcext:value-type="string">
            <text:p>2018-07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7-06" calcext:value-type="string">
            <text:p>2018-07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7-07" calcext:value-type="string">
            <text:p>2018-07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7-08" calcext:value-type="string">
            <text:p>2018-07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7-09" calcext:value-type="string">
            <text:p>2018-07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7-10" calcext:value-type="string">
            <text:p>2018-07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7-11" calcext:value-type="string">
            <text:p>2018-07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7-12" calcext:value-type="string">
            <text:p>2018-07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7-13" calcext:value-type="string">
            <text:p>2018-07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7-14" calcext:value-type="string">
            <text:p>2018-07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7-15" calcext:value-type="string">
            <text:p>2018-07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7-16" calcext:value-type="string">
            <text:p>2018-07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7-17" calcext:value-type="string">
            <text:p>2018-07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7-18" calcext:value-type="string">
            <text:p>2018-07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7-19" calcext:value-type="string">
            <text:p>2018-07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7-20" calcext:value-type="string">
            <text:p>2018-07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7-21" calcext:value-type="string">
            <text:p>2018-07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7-22" calcext:value-type="string">
            <text:p>2018-07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7-23" calcext:value-type="string">
            <text:p>2018-07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7-24" calcext:value-type="string">
            <text:p>2018-07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7-25" calcext:value-type="string">
            <text:p>2018-07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7-26" calcext:value-type="string">
            <text:p>2018-07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7-27" calcext:value-type="string">
            <text:p>2018-07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7-28" calcext:value-type="string">
            <text:p>2018-07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7-29" calcext:value-type="string">
            <text:p>2018-07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7-30" calcext:value-type="string">
            <text:p>2018-07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07-31" calcext:value-type="string">
            <text:p>2018-07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July.A2:July.A2">
            <calcext:condition calcext:apply-style-name="ConditionalStyle_1" calcext:value="formula-is(LEN(TRIM([.A2]))&gt;0)" calcext:base-cell-address="July.A2"/>
          </calcext:conditional-format>
        </calcext:conditional-formats>
      </table:table>
      <table:table table:name="August" table:style-name="ta9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2" table:formula="of:=DATE([$Overview.$C$1];8;1)" office:value-type="string" office:string-value="2018-08-01" calcext:value-type="string">
            <text:p>2018-08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08-02" calcext:value-type="string">
            <text:p>2018-08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08-03" calcext:value-type="string">
            <text:p>2018-08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08-04" calcext:value-type="string">
            <text:p>2018-08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08-05" calcext:value-type="string">
            <text:p>2018-08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08-06" calcext:value-type="string">
            <text:p>2018-08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08-07" calcext:value-type="string">
            <text:p>2018-08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08-08" calcext:value-type="string">
            <text:p>2018-08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08-09" calcext:value-type="string">
            <text:p>2018-08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08-10" calcext:value-type="string">
            <text:p>2018-08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08-11" calcext:value-type="string">
            <text:p>2018-08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08-12" calcext:value-type="string">
            <text:p>2018-08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08-13" calcext:value-type="string">
            <text:p>2018-08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08-14" calcext:value-type="string">
            <text:p>2018-08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08-15" calcext:value-type="string">
            <text:p>2018-08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8-16" calcext:value-type="string">
            <text:p>2018-08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8-17" calcext:value-type="string">
            <text:p>2018-08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8-18" calcext:value-type="string">
            <text:p>2018-08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8-19" calcext:value-type="string">
            <text:p>2018-08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8-20" calcext:value-type="string">
            <text:p>2018-08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8-21" calcext:value-type="string">
            <text:p>2018-08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8-22" calcext:value-type="string">
            <text:p>2018-08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8-23" calcext:value-type="string">
            <text:p>2018-08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8-24" calcext:value-type="string">
            <text:p>2018-08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8-25" calcext:value-type="string">
            <text:p>2018-08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8-26" calcext:value-type="string">
            <text:p>2018-08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8-27" calcext:value-type="string">
            <text:p>2018-08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8-28" calcext:value-type="string">
            <text:p>2018-08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8-29" calcext:value-type="string">
            <text:p>2018-08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8-30" calcext:value-type="string">
            <text:p>2018-08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08-31" calcext:value-type="string">
            <text:p>2018-08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gust.A2:August.A2">
            <calcext:condition calcext:apply-style-name="ConditionalStyle_1" calcext:value="formula-is(LEN(TRIM([.A2]))&gt;0)" calcext:base-cell-address="August.A2"/>
          </calcext:conditional-format>
        </calcext:conditional-formats>
      </table:table>
      <table:table table:name="September" table:style-name="ta10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3" table:formula="of:=DATE([$Overview.$C$1];9;1)" office:value-type="string" office:string-value="2018-09-01" calcext:value-type="string">
            <text:p>2018-09-01</text:p>
          </table:table-cell>
          <table:table-cell table:style-name="ce25" table:number-columns-repeated="2"/>
          <table:table-cell table:number-columns-repeated="1021"/>
        </table:table-row>
        <table:table-row table:style-name="ro2">
          <table:table-cell table:style-name="ce14" table:formula="of:=DATE([$Overview.$C$1];MONTH([.A2]);SUM(DAY([.A2])+1))" office:value-type="string" office:string-value="2018-09-02" calcext:value-type="string">
            <text:p>2018-09-02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14" table:formula="of:=DATE([$Overview.$C$1];MONTH([.A3]);SUM(DAY([.A3])+1))" office:value-type="string" office:string-value="2018-09-03" calcext:value-type="string">
            <text:p>2018-09-03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4]);SUM(DAY([.A4])+1))" office:value-type="string" office:string-value="2018-09-04" calcext:value-type="string">
            <text:p>2018-09-04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5]);SUM(DAY([.A5])+1))" office:value-type="string" office:string-value="2018-09-05" calcext:value-type="string">
            <text:p>2018-09-05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6]);SUM(DAY([.A6])+1))" office:value-type="string" office:string-value="2018-09-06" calcext:value-type="string">
            <text:p>2018-09-06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7]);SUM(DAY([.A7])+1))" office:value-type="string" office:string-value="2018-09-07" calcext:value-type="string">
            <text:p>2018-09-07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8]);SUM(DAY([.A8])+1))" office:value-type="string" office:string-value="2018-09-08" calcext:value-type="string">
            <text:p>2018-09-08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14" table:formula="of:=DATE([$Overview.$C$1];MONTH([.A9]);SUM(DAY([.A9])+1))" office:value-type="string" office:string-value="2018-09-09" calcext:value-type="string">
            <text:p>2018-09-09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14" table:formula="of:=DATE([$Overview.$C$1];MONTH([.A10]);SUM(DAY([.A10])+1))" office:value-type="string" office:string-value="2018-09-10" calcext:value-type="string">
            <text:p>2018-09-10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14" table:formula="of:=DATE([$Overview.$C$1];MONTH([.A11]);SUM(DAY([.A11])+1))" office:value-type="string" office:string-value="2018-09-11" calcext:value-type="string">
            <text:p>2018-09-11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12]);SUM(DAY([.A12])+1))" office:value-type="string" office:string-value="2018-09-12" calcext:value-type="string">
            <text:p>2018-09-12</text:p>
          </table:table-cell>
          <table:table-cell table:style-name="ce26"/>
          <table:table-cell table:style-name="ce25"/>
          <table:table-cell table:number-columns-repeated="1021"/>
        </table:table-row>
        <table:table-row table:style-name="ro1">
          <table:table-cell table:style-name="ce14" table:formula="of:=DATE([$Overview.$C$1];MONTH([.A13]);SUM(DAY([.A13])+1))" office:value-type="string" office:string-value="2018-09-13" calcext:value-type="string">
            <text:p>2018-09-1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4" table:formula="of:=DATE([$Overview.$C$1];MONTH([.A14]);SUM(DAY([.A14])+1))" office:value-type="string" office:string-value="2018-09-14" calcext:value-type="string">
            <text:p>2018-09-14</text:p>
          </table:table-cell>
          <table:table-cell table:number-columns-repeated="1023"/>
        </table:table-row>
        <table:table-row table:style-name="ro1">
          <table:table-cell table:style-name="ce14" table:formula="of:=DATE([$Overview.$C$1];MONTH([.A15]);SUM(DAY([.A15])+1))" office:value-type="string" office:string-value="2018-09-15" calcext:value-type="string">
            <text:p>2018-09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09-16" calcext:value-type="string">
            <text:p>2018-09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09-17" calcext:value-type="string">
            <text:p>2018-09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09-18" calcext:value-type="string">
            <text:p>2018-09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09-19" calcext:value-type="string">
            <text:p>2018-09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09-20" calcext:value-type="string">
            <text:p>2018-09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09-21" calcext:value-type="string">
            <text:p>2018-09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09-22" calcext:value-type="string">
            <text:p>2018-09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09-23" calcext:value-type="string">
            <text:p>2018-09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09-24" calcext:value-type="string">
            <text:p>2018-09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09-25" calcext:value-type="string">
            <text:p>2018-09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09-26" calcext:value-type="string">
            <text:p>2018-09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09-27" calcext:value-type="string">
            <text:p>2018-09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09-28" calcext:value-type="string">
            <text:p>2018-09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09-29" calcext:value-type="string">
            <text:p>2018-09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09-30" calcext:value-type="string">
            <text:p>2018-09-30</text:p>
          </table:table-cell>
          <table:table-cell table:number-columns-repeated="1023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ptember.A2:September.A2">
            <calcext:condition calcext:apply-style-name="ConditionalStyle_1" calcext:value="formula-is(LEN(TRIM([.A2]))&gt;0)" calcext:base-cell-address="September.A2"/>
          </calcext:conditional-format>
        </calcext:conditional-formats>
      </table:table>
      <table:table table:name="October" table:style-name="ta1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6" table:formula="of:=DATE([$Overview.$C$1];10;1)" office:value-type="string" office:string-value="2018-10-01" calcext:value-type="string">
            <text:p>2018-10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10-02" calcext:value-type="string">
            <text:p>2018-10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10-03" calcext:value-type="string">
            <text:p>2018-10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10-04" calcext:value-type="string">
            <text:p>2018-10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10-05" calcext:value-type="string">
            <text:p>2018-10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10-06" calcext:value-type="string">
            <text:p>2018-10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10-07" calcext:value-type="string">
            <text:p>2018-10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10-08" calcext:value-type="string">
            <text:p>2018-10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10-09" calcext:value-type="string">
            <text:p>2018-10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10-10" calcext:value-type="string">
            <text:p>2018-10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10-11" calcext:value-type="string">
            <text:p>2018-10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10-12" calcext:value-type="string">
            <text:p>2018-10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10-13" calcext:value-type="string">
            <text:p>2018-10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10-14" calcext:value-type="string">
            <text:p>2018-10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10-15" calcext:value-type="string">
            <text:p>2018-10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10-16" calcext:value-type="string">
            <text:p>2018-10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10-17" calcext:value-type="string">
            <text:p>2018-10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10-18" calcext:value-type="string">
            <text:p>2018-10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10-19" calcext:value-type="string">
            <text:p>2018-10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10-20" calcext:value-type="string">
            <text:p>2018-10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10-21" calcext:value-type="string">
            <text:p>2018-10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10-22" calcext:value-type="string">
            <text:p>2018-10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10-23" calcext:value-type="string">
            <text:p>2018-10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10-24" calcext:value-type="string">
            <text:p>2018-10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10-25" calcext:value-type="string">
            <text:p>2018-10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10-26" calcext:value-type="string">
            <text:p>2018-10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10-27" calcext:value-type="string">
            <text:p>2018-10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10-28" calcext:value-type="string">
            <text:p>2018-10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10-29" calcext:value-type="string">
            <text:p>2018-10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10-30" calcext:value-type="string">
            <text:p>2018-10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10-31" calcext:value-type="string">
            <text:p>2018-10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October.A2:October.A2">
            <calcext:condition calcext:apply-style-name="ConditionalStyle_1" calcext:value="formula-is(LEN(TRIM([.A2]))&gt;0)" calcext:base-cell-address="October.A2"/>
          </calcext:conditional-format>
        </calcext:conditional-formats>
      </table:table>
      <table:table table:name="November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7" table:formula="of:=DATE([$Overview.$C$1];11;1)" office:value-type="string" office:string-value="2018-11-01" calcext:value-type="string">
            <text:p>2018-11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11-02" calcext:value-type="string">
            <text:p>2018-11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11-03" calcext:value-type="string">
            <text:p>2018-11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11-04" calcext:value-type="string">
            <text:p>2018-11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11-05" calcext:value-type="string">
            <text:p>2018-11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11-06" calcext:value-type="string">
            <text:p>2018-11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11-07" calcext:value-type="string">
            <text:p>2018-11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11-08" calcext:value-type="string">
            <text:p>2018-11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11-09" calcext:value-type="string">
            <text:p>2018-11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11-10" calcext:value-type="string">
            <text:p>2018-11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11-11" calcext:value-type="string">
            <text:p>2018-11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11-12" calcext:value-type="string">
            <text:p>2018-11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11-13" calcext:value-type="string">
            <text:p>2018-11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11-14" calcext:value-type="string">
            <text:p>2018-11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11-15" calcext:value-type="string">
            <text:p>2018-11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11-16" calcext:value-type="string">
            <text:p>2018-11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11-17" calcext:value-type="string">
            <text:p>2018-11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11-18" calcext:value-type="string">
            <text:p>2018-11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11-19" calcext:value-type="string">
            <text:p>2018-11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11-20" calcext:value-type="string">
            <text:p>2018-11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11-21" calcext:value-type="string">
            <text:p>2018-11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11-22" calcext:value-type="string">
            <text:p>2018-11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11-23" calcext:value-type="string">
            <text:p>2018-11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11-24" calcext:value-type="string">
            <text:p>2018-11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11-25" calcext:value-type="string">
            <text:p>2018-11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11-26" calcext:value-type="string">
            <text:p>2018-11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11-27" calcext:value-type="string">
            <text:p>2018-11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11-28" calcext:value-type="string">
            <text:p>2018-11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11-29" calcext:value-type="string">
            <text:p>2018-11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11-30" calcext:value-type="string">
            <text:p>2018-11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12-01" calcext:value-type="string">
            <text:p>2018-12-0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ovember.A2:November.A2">
            <calcext:condition calcext:apply-style-name="ConditionalStyle_1" calcext:value="formula-is(LEN(TRIM([.A2]))&gt;0)" calcext:base-cell-address="November.A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3"/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table:style-name="ce48" table:formula="of:=DATE([$Overview.$C$1];12;1)" office:value-type="string" office:string-value="2018-12-01" calcext:value-type="string">
            <text:p>2018-12-0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]);SUM(DAY([.A2])+1))" office:value-type="string" office:string-value="2018-12-02" calcext:value-type="string">
            <text:p>2018-12-0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]);SUM(DAY([.A3])+1))" office:value-type="string" office:string-value="2018-12-03" calcext:value-type="string">
            <text:p>2018-12-0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4]);SUM(DAY([.A4])+1))" office:value-type="string" office:string-value="2018-12-04" calcext:value-type="string">
            <text:p>2018-12-0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5]);SUM(DAY([.A5])+1))" office:value-type="string" office:string-value="2018-12-05" calcext:value-type="string">
            <text:p>2018-12-0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6]);SUM(DAY([.A6])+1))" office:value-type="string" office:string-value="2018-12-06" calcext:value-type="string">
            <text:p>2018-12-0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7]);SUM(DAY([.A7])+1))" office:value-type="string" office:string-value="2018-12-07" calcext:value-type="string">
            <text:p>2018-12-0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8]);SUM(DAY([.A8])+1))" office:value-type="string" office:string-value="2018-12-08" calcext:value-type="string">
            <text:p>2018-12-0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9]);SUM(DAY([.A9])+1))" office:value-type="string" office:string-value="2018-12-09" calcext:value-type="string">
            <text:p>2018-12-0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0]);SUM(DAY([.A10])+1))" office:value-type="string" office:string-value="2018-12-10" calcext:value-type="string">
            <text:p>2018-12-1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1]);SUM(DAY([.A11])+1))" office:value-type="string" office:string-value="2018-12-11" calcext:value-type="string">
            <text:p>2018-12-1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2]);SUM(DAY([.A12])+1))" office:value-type="string" office:string-value="2018-12-12" calcext:value-type="string">
            <text:p>2018-12-1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3]);SUM(DAY([.A13])+1))" office:value-type="string" office:string-value="2018-12-13" calcext:value-type="string">
            <text:p>2018-12-1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4]);SUM(DAY([.A14])+1))" office:value-type="string" office:string-value="2018-12-14" calcext:value-type="string">
            <text:p>2018-12-1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5]);SUM(DAY([.A15])+1))" office:value-type="string" office:string-value="2018-12-15" calcext:value-type="string">
            <text:p>2018-12-1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6]);SUM(DAY([.A16])+1))" office:value-type="string" office:string-value="2018-12-16" calcext:value-type="string">
            <text:p>2018-12-1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7]);SUM(DAY([.A17])+1))" office:value-type="string" office:string-value="2018-12-17" calcext:value-type="string">
            <text:p>2018-12-1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8]);SUM(DAY([.A18])+1))" office:value-type="string" office:string-value="2018-12-18" calcext:value-type="string">
            <text:p>2018-12-1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19]);SUM(DAY([.A19])+1))" office:value-type="string" office:string-value="2018-12-19" calcext:value-type="string">
            <text:p>2018-12-1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0]);SUM(DAY([.A20])+1))" office:value-type="string" office:string-value="2018-12-20" calcext:value-type="string">
            <text:p>2018-12-2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1]);SUM(DAY([.A21])+1))" office:value-type="string" office:string-value="2018-12-21" calcext:value-type="string">
            <text:p>2018-12-21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2]);SUM(DAY([.A22])+1))" office:value-type="string" office:string-value="2018-12-22" calcext:value-type="string">
            <text:p>2018-12-22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3]);SUM(DAY([.A23])+1))" office:value-type="string" office:string-value="2018-12-23" calcext:value-type="string">
            <text:p>2018-12-23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4]);SUM(DAY([.A24])+1))" office:value-type="string" office:string-value="2018-12-24" calcext:value-type="string">
            <text:p>2018-12-24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5]);SUM(DAY([.A25])+1))" office:value-type="string" office:string-value="2018-12-25" calcext:value-type="string">
            <text:p>2018-12-25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6]);SUM(DAY([.A26])+1))" office:value-type="string" office:string-value="2018-12-26" calcext:value-type="string">
            <text:p>2018-12-26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7]);SUM(DAY([.A27])+1))" office:value-type="string" office:string-value="2018-12-27" calcext:value-type="string">
            <text:p>2018-12-27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8]);SUM(DAY([.A28])+1))" office:value-type="string" office:string-value="2018-12-28" calcext:value-type="string">
            <text:p>2018-12-28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29]);SUM(DAY([.A29])+1))" office:value-type="string" office:string-value="2018-12-29" calcext:value-type="string">
            <text:p>2018-12-29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0]);SUM(DAY([.A30])+1))" office:value-type="string" office:string-value="2018-12-30" calcext:value-type="string">
            <text:p>2018-12-30</text:p>
          </table:table-cell>
          <table:table-cell table:number-columns-repeated="1023"/>
        </table:table-row>
        <table:table-row table:style-name="ro2">
          <table:table-cell table:style-name="ce14" table:formula="of:=DATE([$Overview.$C$1];MONTH([.A31]);SUM(DAY([.A31])+1))" office:value-type="string" office:string-value="2018-12-31" calcext:value-type="string">
            <text:p>2018-12-31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ecember.A2:December.A2">
            <calcext:condition calcext:apply-style-name="ConditionalStyle_1" calcext:value="formula-is(LEN(TRIM([.A2]))&gt;0)" calcext:base-cell-address="December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1" number:grouping="true"/>
      <number:text>€</number:text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22:49:06.39369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uary" style:display-name="PageStyle_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y" style:display-name="PageStyle_Febr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" style:display-name="PageStyle_M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" style:display-name="PageStyle_Ju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" style:display-name="PageStyle_Ju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" style:display-name="PageStyle_Augu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er" style:display-name="PageStyle_Octo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3T23:06:34.940781833</dc:date>
    <meta:editing-duration>PT17M26S</meta:editing-duration>
    <meta:editing-cycles>4</meta:editing-cycles>
    <meta:document-statistic meta:table-count="13" meta:cell-count="470" meta:object-count="0"/>
  </office:meta>
</office:document-meta>
</file>